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is shape:</text:p>
      <text:list text:style-name="L4">
        <text:list-item>
          <text:p text:style-name="P4">A <text:span text:style-name="T1">description</text:span> of the business challenge</text:p>
        </text:list-item>
        <text:list-item>
          <text:p text:style-name="P4">An <text:span text:style-name="T1">exercise</text:span> for the reader</text:p>
        </text:list-item>
        <text:list-item>
          <text:p text:style-name="P4">A <text:span text:style-name="T1">technical analysis</text:span> - what should be modified in order to do the project</text:p>
        </text:list-item>
        <text:list-item>
          <text:p text:style-name="P4">Some <text:span text:style-name="T1">code</text:span> that shows how the challenge is solved ( also, link to the full code to be downloaded )</text:p>
        </text:list-item>
        <text:list-item>
          <text:p text:style-name="P4"><text:span text:style-name="T1">Further reading</text:span> - if the reader wants to learn more</text:p>
        </text:list-item>
      </text:list>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 <text:a xlink:type="simple" xlink:href="http://msprogrammer.serviciipeweb.ro/" office:name=""><text:span text:style-name="Definition">http://msprogrammer.serviciipeweb.ro/</text:span></text:a></text:p>
      <text:p text:style-name="Text_20_body">Andrei Ignat has &gt;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 - <text:a xlink:type="simple" xlink:href="https://automationpill.com" office:name=""><text:span text:style-name="Definition">https://automationpill.com</text:span></text:a></text:p>
      <text:p text:style-name="Text_20_body">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2">Download code</text:span> 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2">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2">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2">Download code</text:span> 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2">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2">Download code</text:span> 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2">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2">Download code</text:span></text:p>
      <text:p text:style-name="Text_20_body">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further-reading-4"/>Further reading<text:bookmark-end text:name="further-reading-4"/></text:h>
      <text:list text:style-name="L13">
        <text:list-item>
          <text:p text:style-name="P55">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5">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5">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5">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2">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4">
        <text:list-item>
          <text:p text:style-name="P56">Create a different branch for each client</text:p>
        </text:list-item>
        <text:list-item>
          <text:p text:style-name="P56">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15">
        <text:list-item>
          <text:p text:style-name="P57">Creating a separate branch is no effort</text:p>
        </text:list-item>
        <text:list-item>
          <text:p text:style-name="P57">Best way to separate behavior and replicate bugs</text:p>
        </text:list-item>
        <text:list-item>
          <text:p text:style-name="P57">It is easy to implement a new different feature for each client <text:span text:style-name="T1">Problems</text:span></text:p>
        </text:list-item>
        <text:list-item>
          <text:p text:style-name="P57"><text:span text:style-name="T3">IF</text:span> When a bug appears, it should be replicated on every client. This could be done by either have a single master and replicating to each branch</text:p>
        </text:list-item>
        <text:list-item>
          <text:p text:style-name="P57">writing the bug solving code on every branch</text:p>
        </text:list-item>
        <text:list-item>
          <text:p text:style-name="P57">Same with a new feature that many clients want.</text:p>
        </text:list-item>
        <text:list-item>
          <text:p text:style-name="P57">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6">
        <text:list-item>
          <text:p text:style-name="P58">Single branch to maintain</text:p>
        </text:list-item>
        <text:list-item>
          <text:p text:style-name="P58">Fixing a bug =&gt; it is done in a single branch</text:p>
        </text:list-item>
      </text:list>
      <text:p text:style-name="First_20_paragraph"><text:span text:style-name="T1">Problems</text:span></text:p>
      <text:list text:style-name="L17">
        <text:list-item>
          <text:p text:style-name="P59">Re-architecting the application to support different features per configuration.</text:p>
        </text:list-item>
        <text:list-item>
          <text:p text:style-name="P59">Replicate the client behavior is more difficult</text:p>
        </text:list-item>
        <text:list-item>
          <text:p text:style-name="P59">Create a feature requires more time to integrate with the configuration system</text:p>
        </text:list-item>
        <text:list-item>
          <text:p text:style-name="P59">Components per client</text:p>
        </text:list-item>
        <text:list-item>
          <text:p text:style-name="P59">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8">
        <text:list-item>
          <text:p text:style-name="P60">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0">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0">For Auto-Update application please read how it is done with Click Once, Electron.</text:p>
        </text:list-item>
        <text:list-item>
          <text:p text:style-name="P60">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8-07T11:55:00Z</meta:creation-date>
    <dc:date>2020-08-07T11:55:00Z</dc:date>
  </office:meta>
</office:document-meta>
</file>